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officeooo:paragraph-rsid="006004df"/>
    </style:style>
    <style:style style:name="P2" style:family="paragraph" style:parent-style-name="Standard">
      <style:text-properties style:font-name="Georgia" officeooo:rsid="003454c2" officeooo:paragraph-rsid="006004df" style:font-name-asian="Georgia1" style:font-name-complex="Georgia1"/>
    </style:style>
    <style:style style:name="P3" style:family="paragraph" style:parent-style-name="Standard">
      <style:paragraph-properties fo:text-align="justify" style:justify-single-word="false"/>
      <style:text-properties style:font-name="Georgia"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57208c" style:font-name-asian="Georgia1" style:font-name-complex="Georgia1"/>
    </style:style>
    <style:style style:name="P6" style:family="paragraph" style:parent-style-name="Standard">
      <style:paragraph-properties fo:text-align="justify" style:justify-single-word="false"/>
      <style:text-properties style:font-name="Georgia" officeooo:paragraph-rsid="00546798" style:font-name-asian="Georgia1" style:font-name-complex="Georgia1"/>
    </style:style>
    <style:style style:name="P7" style:family="paragraph" style:parent-style-name="Standard">
      <style:paragraph-properties fo:text-align="justify" style:justify-single-word="false"/>
      <style:text-properties style:font-name="Georgia" officeooo:paragraph-rsid="00584111" style:font-name-asian="Georgia1" style:font-name-complex="Georgia1"/>
    </style:style>
    <style:style style:name="P8" style:family="paragraph" style:parent-style-name="Standard">
      <style:paragraph-properties fo:text-align="justify" style:justify-single-word="false"/>
      <style:text-properties style:font-name="Georgia" officeooo:paragraph-rsid="0036503b" style:font-name-asian="Georgia1" style:font-name-complex="Georgia1"/>
    </style:style>
    <style:style style:name="P9" style:family="paragraph" style:parent-style-name="Standard">
      <style:paragraph-properties fo:text-align="justify" style:justify-single-word="false"/>
      <style:text-properties style:font-name="Georgia" officeooo:paragraph-rsid="007bf111" style:font-name-asian="Georgia1" style:font-name-complex="Georgia1"/>
    </style:style>
    <style:style style:name="P10" style:family="paragraph" style:parent-style-name="Standard">
      <style:paragraph-properties fo:text-align="justify" style:justify-single-word="false"/>
      <style:text-properties style:font-name="Georgia" officeooo:paragraph-rsid="009ba168" style:font-name-asian="Georgia1" style:font-name-complex="Georgia1"/>
    </style:style>
    <style:style style:name="P11" style:family="paragraph" style:parent-style-name="Standard">
      <style:paragraph-properties fo:text-align="justify" style:justify-single-word="false"/>
      <style:text-properties style:font-name="Georgia" officeooo:rsid="0023ad53" officeooo:paragraph-rsid="0036503b" style:font-name-asian="Georgia1" style:font-name-complex="Georgia1"/>
    </style:style>
    <style:style style:name="P12" style:family="paragraph" style:parent-style-name="Standard">
      <style:paragraph-properties fo:text-align="justify" style:justify-single-word="false"/>
      <style:text-properties style:font-name="Georgia" officeooo:rsid="0023ad53" officeooo:paragraph-rsid="009ba168" style:font-name-asian="Georgia1" style:font-name-complex="Georgia1"/>
    </style:style>
    <style:style style:name="P13" style:family="paragraph" style:parent-style-name="Standard">
      <style:paragraph-properties fo:text-align="justify" style:justify-single-word="false"/>
      <style:text-properties style:font-name="Georgia" officeooo:rsid="0078bcdf" officeooo:paragraph-rsid="0078bcdf" style:font-name-asian="Georgia1" style:font-name-complex="Georgia1"/>
    </style:style>
    <style:style style:name="P14" style:family="paragraph" style:parent-style-name="Standard">
      <style:paragraph-properties fo:text-align="justify" style:justify-single-word="false"/>
      <style:text-properties style:font-name="Georgia" officeooo:rsid="007a9467" officeooo:paragraph-rsid="007a9467" style:font-name-asian="Georgia1" style:font-name-complex="Georgia1"/>
    </style:style>
    <style:style style:name="P15" style:family="paragraph" style:parent-style-name="Standard">
      <style:paragraph-properties fo:text-align="justify" style:justify-single-word="false"/>
      <style:text-properties style:font-name="Georgia" officeooo:rsid="007a9467" officeooo:paragraph-rsid="007d1f13" style:font-name-asian="Georgia1" style:font-name-complex="Georgia1"/>
    </style:style>
    <style:style style:name="P16" style:family="paragraph" style:parent-style-name="Standard">
      <style:paragraph-properties fo:text-align="justify" style:justify-single-word="false"/>
      <style:text-properties style:font-name="Georgia" officeooo:rsid="007bf111" officeooo:paragraph-rsid="007bf111" style:font-name-asian="Georgia1" style:font-name-complex="Georgia1"/>
    </style:style>
    <style:style style:name="P17" style:family="paragraph" style:parent-style-name="Standard">
      <style:paragraph-properties fo:text-align="justify" style:justify-single-word="false"/>
      <style:text-properties style:font-name="Georgia" officeooo:rsid="007d3fa4" officeooo:paragraph-rsid="007d3fa4" style:font-name-asian="Georgia1" style:font-name-complex="Georgia1"/>
    </style:style>
    <style:style style:name="P18" style:family="paragraph" style:parent-style-name="Standard">
      <style:paragraph-properties fo:text-align="justify" style:justify-single-word="false"/>
      <style:text-properties style:font-name="Georgia" officeooo:rsid="0085b69f" officeooo:paragraph-rsid="0085b69f" style:font-name-asian="Georgia1" style:font-name-complex="Georgia1"/>
    </style:style>
    <style:style style:name="P19" style:family="paragraph" style:parent-style-name="Standard">
      <style:paragraph-properties fo:text-align="justify" style:justify-single-word="false"/>
      <style:text-properties style:font-name="Georgia" officeooo:rsid="0085e9dd" officeooo:paragraph-rsid="0085e9dd" style:font-name-asian="Georgia1" style:font-name-complex="Georgia1"/>
    </style:style>
    <style:style style:name="P20" style:family="paragraph" style:parent-style-name="Standard">
      <style:paragraph-properties fo:text-align="justify" style:justify-single-word="false"/>
      <style:text-properties style:font-name="Georgia" officeooo:rsid="008a7375" officeooo:paragraph-rsid="008a7375" style:font-name-asian="Georgia1" style:font-name-complex="Georgia1"/>
    </style:style>
    <style:style style:name="P21" style:family="paragraph" style:parent-style-name="Standard">
      <style:paragraph-properties fo:text-align="justify" style:justify-single-word="false"/>
      <style:text-properties style:font-name="Georgia" officeooo:rsid="008b757c" officeooo:paragraph-rsid="008b757c" style:font-name-asian="Georgia1" style:font-name-complex="Georgia1"/>
    </style:style>
    <style:style style:name="P22" style:family="paragraph" style:parent-style-name="Standard">
      <style:paragraph-properties fo:text-align="justify" style:justify-single-word="false"/>
      <style:text-properties style:font-name="Georgia" officeooo:rsid="008ba7d7" officeooo:paragraph-rsid="008ba7d7" style:font-name-asian="Georgia1" style:font-name-complex="Georgia1"/>
    </style:style>
    <style:style style:name="P23" style:family="paragraph" style:parent-style-name="Standard">
      <style:paragraph-properties fo:text-align="justify" style:justify-single-word="false"/>
      <style:text-properties style:font-name="Georgia" officeooo:rsid="008d40be" officeooo:paragraph-rsid="008d40be" style:font-name-asian="Georgia1" style:font-name-complex="Georgia1"/>
    </style:style>
    <style:style style:name="P24" style:family="paragraph" style:parent-style-name="Standard">
      <style:paragraph-properties fo:text-align="justify" style:justify-single-word="false"/>
      <style:text-properties style:font-name="Georgia" officeooo:rsid="0090501f" officeooo:paragraph-rsid="0090501f" style:font-name-asian="Georgia1" style:font-name-complex="Georgia1"/>
    </style:style>
    <style:style style:name="P25" style:family="paragraph" style:parent-style-name="Standard">
      <style:paragraph-properties fo:text-align="justify" style:justify-single-word="false"/>
      <style:text-properties style:font-name="Georgia" officeooo:rsid="0091b9bb" officeooo:paragraph-rsid="0091b9bb" style:font-name-asian="Georgia1" style:font-name-complex="Georgia1"/>
    </style:style>
    <style:style style:name="P26" style:family="paragraph" style:parent-style-name="Standard">
      <style:paragraph-properties fo:text-align="justify" style:justify-single-word="false"/>
      <style:text-properties style:font-name="Georgia" officeooo:rsid="00947a14" officeooo:paragraph-rsid="00947a14" style:font-name-asian="Georgia1" style:font-name-complex="Georgia1"/>
    </style:style>
    <style:style style:name="P27" style:family="paragraph" style:parent-style-name="Standard">
      <style:paragraph-properties fo:text-align="justify" style:justify-single-word="false"/>
      <style:text-properties style:font-name="Georgia" officeooo:rsid="00964156" officeooo:paragraph-rsid="00964156" style:font-name-asian="Georgia1" style:font-name-complex="Georgia1"/>
    </style:style>
    <style:style style:name="P28" style:family="paragraph" style:parent-style-name="Standard">
      <style:paragraph-properties fo:margin-left="1.27cm" fo:margin-right="0cm" fo:text-align="justify" style:justify-single-word="false" fo:text-indent="0cm" style:auto-text-indent="false"/>
      <style:text-properties style:font-name="Georgia" officeooo:rsid="00964156" officeooo:paragraph-rsid="00964156" style:font-name-asian="Georgia1" style:font-name-complex="Georgia1"/>
    </style:style>
    <style:style style:name="P29" style:family="paragraph" style:parent-style-name="Standard">
      <style:paragraph-properties fo:text-align="justify" style:justify-single-word="false"/>
      <style:text-properties style:font-name="Georgia" officeooo:rsid="0096c724" officeooo:paragraph-rsid="0096c724" style:font-name-asian="Georgia1" style:font-name-complex="Georgia1"/>
    </style:style>
    <style:style style:name="P30" style:family="paragraph" style:parent-style-name="Standard">
      <style:paragraph-properties fo:text-align="justify" style:justify-single-word="false"/>
      <style:text-properties style:font-name="Georgia" officeooo:rsid="009b6b0d" officeooo:paragraph-rsid="009b6b0d" style:font-name-asian="Georgia1" style:font-name-complex="Georgia1"/>
    </style:style>
    <style:style style:name="P31" style:family="paragraph" style:parent-style-name="Standard">
      <style:paragraph-properties fo:text-align="justify" style:justify-single-word="false"/>
      <style:text-properties style:font-name="Georgia" officeooo:rsid="009f8006" officeooo:paragraph-rsid="009f8006" style:font-name-asian="Georgia1" style:font-name-complex="Georgia1"/>
    </style:style>
    <style:style style:name="P32" style:family="paragraph" style:parent-style-name="Standard">
      <style:paragraph-properties fo:margin-left="1.27cm" fo:margin-right="0cm" fo:text-align="justify" style:justify-single-word="false" fo:text-indent="0cm" style:auto-text-indent="false"/>
      <style:text-properties style:font-name="Georgia" officeooo:rsid="009f8006" officeooo:paragraph-rsid="009f8006" style:font-name-asian="Georgia1" style:font-name-complex="Georgia1"/>
    </style:style>
    <style:style style:name="P33" style:family="paragraph" style:parent-style-name="Standard">
      <style:paragraph-properties fo:text-align="justify" style:justify-single-word="false"/>
      <style:text-properties style:font-name="Georgia" style:text-underline-style="solid" style:text-underline-width="auto" style:text-underline-color="font-color" officeooo:rsid="003454c2" officeooo:paragraph-rsid="003454c2" style:font-name-asian="Georgia1" style:font-name-complex="Georgia1"/>
    </style:style>
    <style:style style:name="P34" style:family="paragraph" style:parent-style-name="Standard">
      <style:paragraph-properties fo:margin-left="0cm" fo:margin-right="0cm" fo:text-align="end" style:justify-single-word="false" fo:text-indent="0cm" style:auto-text-indent="false"/>
    </style:style>
    <style:style style:name="P35" style:family="paragraph" style:parent-style-name="Standard">
      <style:paragraph-properties fo:text-align="end" style:justify-single-word="false"/>
    </style:style>
    <style:style style:name="P36" style:family="paragraph" style:parent-style-name="Standard">
      <style:paragraph-properties fo:text-align="end" style:justify-single-word="false"/>
      <style:text-properties officeooo:paragraph-rsid="004ca859"/>
    </style:style>
    <style:style style:name="P37" style:family="paragraph" style:parent-style-name="Standard">
      <style:paragraph-properties fo:text-align="center" style:justify-single-word="false"/>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officeooo:paragraph-rsid="0057208c"/>
    </style:style>
    <style:style style:name="P40" style:family="paragraph" style:parent-style-name="Standard">
      <style:paragraph-properties fo:text-align="justify" style:justify-single-word="false"/>
      <style:text-properties officeooo:paragraph-rsid="0036503b"/>
    </style:style>
    <style:style style:name="P41" style:family="paragraph" style:parent-style-name="Standard">
      <style:paragraph-properties fo:text-align="start" style:justify-single-word="false"/>
      <style:text-properties officeooo:paragraph-rsid="004ca859"/>
    </style:style>
    <style:style style:name="P42" style:family="paragraph" style:parent-style-name="Standard">
      <style:paragraph-properties fo:text-align="justify" style:justify-single-word="false"/>
      <style:text-properties fo:font-size="4pt" officeooo:paragraph-rsid="00489d3a" style:font-size-asian="3.5pt" style:font-size-complex="4pt"/>
    </style:style>
    <style:style style:name="P43" style:family="paragraph" style:parent-style-name="Heading_20_1">
      <style:paragraph-properties fo:margin-top="0cm" fo:margin-bottom="0cm" style:contextual-spacing="false" fo:break-before="page"/>
      <style:text-properties officeooo:paragraph-rsid="0036503b"/>
    </style:style>
    <style:style style:name="P44" style:family="paragraph" style:parent-style-name="Heading_20_2">
      <style:paragraph-properties fo:margin-left="1.27cm" fo:margin-right="0cm" fo:margin-top="0cm" fo:margin-bottom="0cm" style:contextual-spacing="false" fo:text-indent="0cm" style:auto-text-indent="false"/>
      <style:text-properties officeooo:paragraph-rsid="0036503b"/>
    </style:style>
    <style:style style:name="P45" style:family="paragraph" style:parent-style-name="Text_20_body">
      <style:paragraph-properties fo:margin-top="0cm" fo:margin-bottom="0cm" style:contextual-spacing="false"/>
      <style:text-properties officeooo:paragraph-rsid="0036d920"/>
    </style:style>
    <style:style style:name="P46" style:family="paragraph" style:parent-style-name="Title">
      <style:text-properties fo:font-size="32pt" officeooo:paragraph-rsid="00745a4f" style:font-size-asian="32pt" style:font-size-complex="32pt"/>
    </style:style>
    <style:style style:name="P47" style:family="paragraph" style:parent-style-name="Contents_20_1">
      <style:paragraph-properties>
        <style:tab-stops>
          <style:tab-stop style:position="15.921cm" style:type="right" style:leader-style="dotted" style:leader-text="."/>
        </style:tab-stops>
      </style:paragraph-properties>
    </style:style>
    <style:style style:name="P48" style:family="paragraph" style:parent-style-name="Contents_20_2">
      <style:paragraph-properties>
        <style:tab-stops>
          <style:tab-stop style:position="15.921cm" style:type="right" style:leader-style="dotted" style:leader-text="."/>
        </style:tab-stops>
      </style:paragraph-properties>
    </style:style>
    <style:style style:name="P49" style:family="paragraph" style:parent-style-name="Standard">
      <style:paragraph-properties fo:text-align="justify" style:justify-single-word="false"/>
      <style:text-properties officeooo:rsid="007d1f13" officeooo:paragraph-rsid="0081d1cd"/>
    </style:style>
    <style:style style:name="P50" style:family="paragraph" style:parent-style-name="Standard">
      <style:paragraph-properties fo:margin-left="1.27cm" fo:margin-right="0cm" fo:text-align="justify" style:justify-single-word="false" fo:text-indent="0cm" style:auto-text-indent="false"/>
      <style:text-properties officeooo:rsid="007e5e10" officeooo:paragraph-rsid="007e5e10"/>
    </style:style>
    <style:style style:name="P51" style:family="paragraph" style:parent-style-name="Standard">
      <style:paragraph-properties fo:margin-left="1.27cm" fo:margin-right="0cm" fo:text-align="justify" style:justify-single-word="false" fo:text-indent="0cm" style:auto-text-indent="false"/>
      <style:text-properties officeooo:rsid="0081a3a8" officeooo:paragraph-rsid="0081d1cd"/>
    </style:style>
    <style:style style:name="P52" style:family="paragraph" style:parent-style-name="Standard">
      <style:paragraph-properties fo:margin-left="1.27cm" fo:margin-right="0cm" fo:text-align="justify" style:justify-single-word="false" fo:text-indent="0cm" style:auto-text-indent="false"/>
      <style:text-properties officeooo:rsid="009f8006" officeooo:paragraph-rsid="009f8006"/>
    </style:style>
    <style:style style:name="P53" style:family="paragraph" style:parent-style-name="Standard">
      <style:paragraph-properties fo:text-align="justify" style:justify-single-word="false"/>
      <style:text-properties officeooo:rsid="00a34a3a" officeooo:paragraph-rsid="00a34a3a"/>
    </style:style>
    <style:style style:name="P54" style:family="paragraph" style:parent-style-name="Contents_20_Heading" style:master-page-name="Standard">
      <style:paragraph-properties style:page-number="1" fo:break-before="page"/>
    </style:style>
    <style:style style:name="P55" style:family="paragraph" style:parent-style-name="Heading_20_1" style:list-style-name="L2"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2688cc"/>
    </style:style>
    <style:style style:name="P56" style:family="paragraph" style:parent-style-name="Heading_20_1" style:list-style-name="L2"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546798"/>
    </style:style>
    <style:style style:name="P57" style:family="paragraph" style:parent-style-name="Heading_20_1" style:list-style-name="L2"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771d9a" officeooo:paragraph-rsid="00771d9a"/>
    </style:style>
    <style:style style:name="P58" style:family="paragraph" style:parent-style-name="Heading_20_2" style:list-style-name="L3" style:master-page-name="">
      <loext:graphic-properties draw:fill="none"/>
      <style:paragraph-properties fo:margin-left="1.3cm" fo:margin-right="0cm" fo:margin-top="0cm" fo:margin-bottom="0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officeooo:rsid="0076bc37" officeooo:paragraph-rsid="0076bc37"/>
    </style:style>
    <style:style style:name="P59" style:family="paragraph" style:parent-style-name="Heading_20_2" style:list-style-name="L3" style:master-page-name="">
      <loext:graphic-properties draw:fill="none"/>
      <style:paragraph-properties fo:margin-left="1.3cm" fo:margin-right="0cm" fo:margin-top="0cm" fo:margin-bottom="0cm" style:contextual-spacing="false" fo:line-height="100%" fo:text-align="justify" style:justify-single-word="false" fo:keep-together="always" fo:orphans="2" fo:widows="2" fo:text-indent="0cm" style:auto-text-indent="false" style:page-number="auto" fo:background-color="transparent" fo:keep-with-next="always" style:writing-mode="lr-tb"/>
      <style:text-properties officeooo:rsid="0076bc37" officeooo:paragraph-rsid="0076bc37"/>
    </style:style>
    <style:style style:name="P60" style:family="paragraph" style:parent-style-name="Heading_20_2" style:list-style-name="L3" style:master-page-name="">
      <loext:graphic-properties draw:fill="none"/>
      <style:paragraph-properties fo:margin-left="1.3cm" fo:margin-right="0cm" fo:margin-top="0cm" fo:margin-bottom="0cm" style:contextual-spacing="false" fo:line-height="100%" fo:text-align="justify" style:justify-single-word="false" fo:keep-together="always" fo:orphans="2" fo:widows="2" fo:text-indent="0cm" style:auto-text-indent="false" style:page-number="auto" fo:background-color="transparent" fo:keep-with-next="always" style:writing-mode="lr-tb"/>
      <style:text-properties officeooo:rsid="007bf111" officeooo:paragraph-rsid="007bf111"/>
    </style:style>
    <style:style style:name="P61" style:family="paragraph" style:parent-style-name="Heading_20_2" style:list-style-name="L3" style:master-page-name="">
      <loext:graphic-properties draw:fill="none"/>
      <style:paragraph-properties fo:margin-left="1.3cm" fo:margin-right="0cm" fo:margin-top="0cm" fo:margin-bottom="0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officeooo:rsid="0085e9dd" officeooo:paragraph-rsid="0085e9dd"/>
    </style:style>
    <style:style style:name="P62" style:family="paragraph" style:parent-style-name="Heading_20_2" style:list-style-name="L3" style:master-page-name="">
      <loext:graphic-properties draw:fill="none"/>
      <style:paragraph-properties fo:margin-left="1.3cm" fo:margin-right="0cm" fo:margin-top="0cm" fo:margin-bottom="0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officeooo:rsid="009e1b1c" officeooo:paragraph-rsid="009e1b1c"/>
    </style:style>
    <style:style style:name="P63" style:family="paragraph" style:parent-style-name="Heading_20_2" style:list-style-name="L3" style:master-page-name="">
      <loext:graphic-properties draw:fill="none"/>
      <style:paragraph-properties fo:margin-left="1.3cm" fo:margin-right="0cm" fo:margin-top="0cm" fo:margin-bottom="0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officeooo:rsid="00947a14" officeooo:paragraph-rsid="00947a14"/>
    </style:style>
    <style:style style:name="P64" style:family="paragraph" style:parent-style-name="Standard" style:list-style-name="L1">
      <style:paragraph-properties fo:text-align="justify" style:justify-single-word="false"/>
      <style:text-properties style:font-name="Georgia" officeooo:paragraph-rsid="003454c2" style:font-name-asian="Georgia1" style:font-name-complex="Georgia1"/>
    </style:style>
    <style:style style:name="P65" style:family="paragraph" style:parent-style-name="Standard" style:list-style-name="L4">
      <style:paragraph-properties fo:text-align="justify" style:justify-single-word="false"/>
      <style:text-properties style:font-name="Georgia" officeooo:rsid="007a9467" officeooo:paragraph-rsid="007a9467" style:font-name-asian="Georgia1" style:font-name-complex="Georgia1"/>
    </style:style>
    <style:style style:name="P66" style:family="paragraph" style:parent-style-name="Standard">
      <style:paragraph-properties fo:text-align="justify" style:justify-single-word="false"/>
      <style:text-properties style:font-name="Georgia" officeooo:rsid="0085b69f" officeooo:paragraph-rsid="0085b69f" style:font-name-asian="Georgia1" style:font-name-complex="Georgia1"/>
    </style:style>
    <style:style style:name="P67" style:family="paragraph" style:parent-style-name="Standard" style:list-style-name="L6">
      <style:paragraph-properties fo:text-align="justify" style:justify-single-word="false"/>
      <style:text-properties style:font-name="Georgia" officeooo:rsid="0091b9bb" officeooo:paragraph-rsid="0091b9bb" style:font-name-asian="Georgia1" style:font-name-complex="Georgia1"/>
    </style:style>
    <style:style style:name="P68" style:family="paragraph" style:parent-style-name="Standard" style:list-style-name="L7">
      <style:paragraph-properties fo:text-align="justify" style:justify-single-word="false"/>
      <style:text-properties style:font-name="Georgia" officeooo:rsid="0096c724" officeooo:paragraph-rsid="0096c724" style:font-name-asian="Georgia1" style:font-name-complex="Georgia1"/>
    </style:style>
    <style:style style:name="P69" style:family="paragraph" style:parent-style-name="Standard" style:list-style-name="L7">
      <style:paragraph-properties fo:text-align="justify" style:justify-single-word="false"/>
      <style:text-properties style:font-name="Georgia" officeooo:rsid="00981bb8" officeooo:paragraph-rsid="00981bb8" style:font-name-asian="Georgia1" style:font-name-complex="Georgia1"/>
    </style:style>
    <style:style style:name="P70" style:family="paragraph" style:parent-style-name="Standard" style:list-style-name="L7">
      <style:paragraph-properties fo:text-align="justify" style:justify-single-word="false"/>
      <style:text-properties style:font-name="Georgia" officeooo:rsid="009a0a77" officeooo:paragraph-rsid="009a0a77" style:font-name-asian="Georgia1" style:font-name-complex="Georgia1"/>
    </style:style>
    <style:style style:name="P71" style:family="paragraph" style:parent-style-name="Standard" style:list-style-name="L7">
      <style:paragraph-properties fo:text-align="justify" style:justify-single-word="false"/>
      <style:text-properties style:font-name="Georgia" officeooo:rsid="00a0bc87" officeooo:paragraph-rsid="00a0bc87" style:font-name-asian="Georgia1" style:font-name-complex="Georgia1"/>
    </style:style>
    <style:style style:name="P72" style:family="paragraph" style:parent-style-name="Standard">
      <style:paragraph-properties fo:text-align="justify" style:justify-single-word="false"/>
      <style:text-properties style:font-name="Georgia" officeooo:rsid="009ba168" officeooo:paragraph-rsid="009ba168" style:font-name-asian="Georgia1" style:font-name-complex="Georgia1"/>
    </style:style>
    <style:style style:name="P73" style:family="paragraph" style:parent-style-name="Standard" style:list-style-name="L8">
      <style:paragraph-properties fo:text-align="justify" style:justify-single-word="false"/>
      <style:text-properties style:font-name="Georgia" officeooo:rsid="009f8006" officeooo:paragraph-rsid="009f8006" style:font-name-asian="Georgia1" style:font-name-complex="Georgia1"/>
    </style:style>
    <style:style style:name="P74" style:family="paragraph" style:parent-style-name="Standard">
      <style:paragraph-properties fo:margin-left="1.27cm" fo:margin-right="0cm" fo:text-align="justify" style:justify-single-word="false" fo:text-indent="0cm" style:auto-text-indent="false"/>
      <style:text-properties style:font-name="Georgia" officeooo:rsid="009f8006" officeooo:paragraph-rsid="009f8006" style:font-name-asian="Georgia1" style:font-name-complex="Georgia1"/>
    </style:style>
    <style:style style:name="P75" style:family="paragraph" style:parent-style-name="Standard" style:list-style-name="L10">
      <style:paragraph-properties fo:text-align="justify" style:justify-single-word="false"/>
      <style:text-properties style:font-name="Georgia" officeooo:rsid="009f8006" officeooo:paragraph-rsid="009f8006" style:font-name-asian="Georgia1" style:font-name-complex="Georgia1"/>
    </style:style>
    <style:style style:name="P76" style:family="paragraph" style:parent-style-name="Standard" style:list-style-name="L9">
      <style:paragraph-properties fo:text-align="justify" style:justify-single-word="false"/>
      <style:text-properties style:font-name="Georgia" officeooo:rsid="009b6b0d" officeooo:paragraph-rsid="009b6b0d" style:font-name-asian="Georgia1" style:font-name-complex="Georgia1"/>
    </style:style>
    <style:style style:name="P77" style:family="paragraph" style:parent-style-name="Standard" style:list-style-name="L13">
      <style:paragraph-properties fo:text-align="justify" style:justify-single-word="false"/>
      <style:text-properties style:font-name="Georgia" officeooo:rsid="009b6b0d" officeooo:paragraph-rsid="009b6b0d" style:font-name-asian="Georgia1" style:font-name-complex="Georgia1"/>
    </style:style>
    <style:style style:name="P78" style:family="paragraph" style:parent-style-name="Standard">
      <style:paragraph-properties fo:text-align="justify" style:justify-single-word="false"/>
      <style:text-properties style:font-name="Georgia" officeooo:rsid="0023ad53" officeooo:paragraph-rsid="0036d920" style:font-name-asian="Georgia1" style:font-name-complex="Georgia1"/>
    </style:style>
    <style:style style:name="P79" style:family="paragraph" style:parent-style-name="Standard" style:list-style-name="L10">
      <style:paragraph-properties fo:text-align="justify" style:justify-single-word="false"/>
      <style:text-properties style:font-name="Georgia" officeooo:rsid="00a2e87e" officeooo:paragraph-rsid="00a2e87e" style:font-name-asian="Georgia1" style:font-name-complex="Georgia1"/>
    </style:style>
    <style:style style:name="P80" style:family="paragraph" style:parent-style-name="Standard" style:list-style-name="L11">
      <style:paragraph-properties fo:text-align="justify" style:justify-single-word="false"/>
      <style:text-properties style:font-name="Georgia" officeooo:rsid="00a2e87e" officeooo:paragraph-rsid="00a2e87e" style:font-name-asian="Georgia1" style:font-name-complex="Georgia1"/>
    </style:style>
    <style:style style:name="P81" style:family="paragraph" style:parent-style-name="Standard" style:list-style-name="L12">
      <style:paragraph-properties fo:text-align="justify" style:justify-single-word="false"/>
      <style:text-properties style:font-name="Georgia" officeooo:rsid="00a2e87e" officeooo:paragraph-rsid="00a2e87e" style:font-name-asian="Georgia1" style:font-name-complex="Georgia1"/>
    </style:style>
    <style:style style:name="P82" style:family="paragraph" style:parent-style-name="Standard">
      <style:paragraph-properties fo:text-align="justify" style:justify-single-word="false"/>
      <style:text-properties style:font-name="Georgia" fo:font-style="italic" officeooo:rsid="009ba168" officeooo:paragraph-rsid="009ba168" style:font-name-asian="Georgia1" style:font-style-asian="italic" style:font-name-complex="Georgia1" style:font-style-complex="italic"/>
    </style:style>
    <style:style style:name="P83" style:family="paragraph" style:parent-style-name="Standard" style:master-page-name="First_20_Page">
      <style:paragraph-properties fo:text-align="center" style:justify-single-word="false" style:page-number="auto"/>
    </style:style>
    <style:style style:name="P84" style:family="paragraph" style:parent-style-name="Standard" style:list-style-name="L5">
      <style:paragraph-properties fo:text-align="justify" style:justify-single-word="false"/>
      <style:text-properties officeooo:rsid="007d1f13" officeooo:paragraph-rsid="007d1f13"/>
    </style:style>
    <style:style style:name="P85" style:family="paragraph" style:parent-style-name="Standard" style:list-style-name="L8">
      <style:paragraph-properties fo:text-align="justify" style:justify-single-word="false"/>
      <style:text-properties officeooo:paragraph-rsid="009f8006"/>
    </style:style>
    <style:style style:name="P86" style:family="paragraph" style:parent-style-name="Standard" style:list-style-name="L8">
      <style:paragraph-properties fo:text-align="justify" style:justify-single-word="false"/>
      <style:text-properties officeooo:rsid="009f8006" officeooo:paragraph-rsid="009f8006"/>
    </style:style>
    <style:style style:name="P87" style:family="paragraph" style:parent-style-name="Standard" style:list-style-name="L14">
      <style:paragraph-properties fo:text-align="justify" style:justify-single-word="false"/>
      <style:text-properties officeooo:rsid="00a34a3a" officeooo:paragraph-rsid="00a34a3a"/>
    </style:style>
    <style:style style:name="P88" style:family="paragraph" style:parent-style-name="Standard" style:list-style-name="L14">
      <style:paragraph-properties fo:text-align="justify" style:justify-single-word="false"/>
      <style:text-properties officeooo:rsid="00a76de7" officeooo:paragraph-rsid="00a76de7"/>
    </style:style>
    <style:style style:name="T1" style:family="text">
      <style:text-properties style:font-name="Georgia" style:font-name-asian="Georgia1" style:font-name-complex="Georgia1"/>
    </style:style>
    <style:style style:name="T2" style:family="text">
      <style:text-properties style:font-name="Georgia" officeooo:rsid="006004df" style:font-name-asian="Georgia1" style:font-name-complex="Georgia1"/>
    </style:style>
    <style:style style:name="T3" style:family="text">
      <style:text-properties style:font-name="Georgia" officeooo:rsid="003454c2"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74cc08" style:font-name-asian="Georgia1" style:font-name-complex="Georgia1"/>
    </style:style>
    <style:style style:name="T6" style:family="text">
      <style:text-properties style:font-name="Georgia" officeooo:rsid="009f8006" style:font-name-asian="Georgia1" style:font-name-complex="Georgia1"/>
    </style:style>
    <style:style style:name="T7" style:family="text">
      <style:text-properties style:font-name="Georgia" fo:font-weight="bold" style:font-name-asian="Georgia1" style:font-weight-asian="bold" style:font-name-complex="Georgia1" style:font-weight-complex="bold"/>
    </style:style>
    <style:style style:name="T8" style:family="text">
      <style:text-properties style:font-name="Georgia" fo:font-weight="bold" officeooo:rsid="009f8006" style:font-name-asian="Georgia1" style:font-weight-asian="bold" style:font-name-complex="Georgia1" style:font-weight-complex="bold"/>
    </style:style>
    <style:style style:name="T9" style:family="text">
      <style:text-properties officeooo:rsid="003812f9"/>
    </style:style>
    <style:style style:name="T10" style:family="text">
      <style:text-properties officeooo:rsid="0033e01d"/>
    </style:style>
    <style:style style:name="T11" style:family="text">
      <style:text-properties officeooo:rsid="003d08c6"/>
    </style:style>
    <style:style style:name="T12" style:family="text">
      <style:text-properties officeooo:rsid="003a0c7e"/>
    </style:style>
    <style:style style:name="T13" style:family="text">
      <style:text-properties officeooo:rsid="0073d874"/>
    </style:style>
    <style:style style:name="T14" style:family="text">
      <style:text-properties officeooo:rsid="00745a4f"/>
    </style:style>
    <style:style style:name="T15" style:family="text">
      <style:text-properties officeooo:rsid="0074cc08"/>
    </style:style>
    <style:style style:name="T16" style:family="text">
      <style:text-properties officeooo:rsid="007a9467"/>
    </style:style>
    <style:style style:name="T17" style:family="text">
      <style:text-properties officeooo:rsid="007b1e06"/>
    </style:style>
    <style:style style:name="T18" style:family="text">
      <style:text-properties officeooo:rsid="007be97a"/>
    </style:style>
    <style:style style:name="T19" style:family="text">
      <style:text-properties officeooo:rsid="007bf111"/>
    </style:style>
    <style:style style:name="T20" style:family="text">
      <style:text-properties officeooo:rsid="007d1f13"/>
    </style:style>
    <style:style style:name="T21" style:family="text">
      <style:text-properties officeooo:rsid="007e5e10"/>
    </style:style>
    <style:style style:name="T22" style:family="text">
      <style:text-properties officeooo:rsid="007f1f98"/>
    </style:style>
    <style:style style:name="T23" style:family="text">
      <style:text-properties officeooo:rsid="007f890e"/>
    </style:style>
    <style:style style:name="T24" style:family="text">
      <style:text-properties officeooo:rsid="00802fd9"/>
    </style:style>
    <style:style style:name="T25" style:family="text">
      <style:text-properties officeooo:rsid="0081a3a8"/>
    </style:style>
    <style:style style:name="T26" style:family="text">
      <style:text-properties officeooo:rsid="0081d1cd"/>
    </style:style>
    <style:style style:name="T27" style:family="text">
      <style:text-properties officeooo:rsid="0083c20f"/>
    </style:style>
    <style:style style:name="T28" style:family="text">
      <style:text-properties fo:font-weight="bold" style:font-weight-asian="bold" style:font-weight-complex="bold"/>
    </style:style>
    <style:style style:name="T29" style:family="text">
      <style:text-properties fo:font-weight="bold" officeooo:rsid="0081d1cd" style:font-weight-asian="bold" style:font-weight-complex="bold"/>
    </style:style>
    <style:style style:name="T30" style:family="text">
      <style:text-properties fo:font-weight="bold" officeooo:rsid="00a96502" style:font-weight-asian="bold" style:font-weight-complex="bold"/>
    </style:style>
    <style:style style:name="T31" style:family="text">
      <style:text-properties officeooo:rsid="0085e9dd"/>
    </style:style>
    <style:style style:name="T32" style:family="text">
      <style:text-properties officeooo:rsid="008963cc"/>
    </style:style>
    <style:style style:name="T33" style:family="text">
      <style:text-properties officeooo:rsid="008a7375"/>
    </style:style>
    <style:style style:name="T34" style:family="text">
      <style:text-properties officeooo:rsid="008b757c"/>
    </style:style>
    <style:style style:name="T35" style:family="text">
      <style:text-properties officeooo:rsid="008ba7d7"/>
    </style:style>
    <style:style style:name="T36" style:family="text">
      <style:text-properties officeooo:rsid="008e2aa5"/>
    </style:style>
    <style:style style:name="T37" style:family="text">
      <style:text-properties officeooo:rsid="008f4582"/>
    </style:style>
    <style:style style:name="T38" style:family="text">
      <style:text-properties officeooo:rsid="008faf6d"/>
    </style:style>
    <style:style style:name="T39" style:family="text">
      <style:text-properties officeooo:rsid="00932be6"/>
    </style:style>
    <style:style style:name="T40" style:family="text">
      <style:text-properties officeooo:rsid="009b6b0d"/>
    </style:style>
    <style:style style:name="T41" style:family="text">
      <style:text-properties officeooo:rsid="009ba168"/>
    </style:style>
    <style:style style:name="T42" style:family="text">
      <style:text-properties officeooo:rsid="009d2bb2"/>
    </style:style>
    <style:style style:name="T43" style:family="text">
      <style:text-properties officeooo:rsid="009f8006"/>
    </style:style>
    <style:style style:name="T44" style:family="text">
      <style:text-properties fo:font-style="italic" style:font-style-asian="italic" style:font-style-complex="italic"/>
    </style:style>
    <style:style style:name="T45" style:family="text">
      <style:text-properties officeooo:rsid="00a0bc87"/>
    </style:style>
    <style:style style:name="T46" style:family="text">
      <style:text-properties officeooo:rsid="00a116bd"/>
    </style:style>
    <style:style style:name="T47" style:family="text">
      <style:text-properties officeooo:rsid="00a2e87e"/>
    </style:style>
    <style:style style:name="T48" style:family="text">
      <style:text-properties officeooo:rsid="00a76de7"/>
    </style:style>
    <style:style style:name="T49" style:family="text">
      <style:text-properties officeooo:rsid="00a96502"/>
    </style:style>
    <style:style style:name="T50" style:family="text">
      <style:text-properties officeooo:rsid="00ad2b0f"/>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504cm, 0cm, 0.827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6"><text:span text:style-name="T10">Compte-rendu de<text:line-break/>réunion – </text:span><text:span text:style-name="T14">Jalon 4 et bilan<text:line-break/>de mi-parcours</text:span></text:p>
      <text:p text:style-name="Standard"/>
      <text:p text:style-name="P37"><draw:frame draw:style-name="fr3" draw:name="image6.png" text:anchor-type="as-char" svg:y="-1.099cm" svg:width="10.601cm" svg:height="1.506cm" draw:z-index="12"><draw:image xlink:href="Pictures/100000000000062B0000011581575A5F73A5D6A4.png" xlink:type="simple" xlink:show="embed" xlink:actuate="onLoad" draw:mime-type="image/png"/></draw:frame></text:p>
      <text:p text:style-name="P3"/>
      <text:p text:style-name="P3"/>
      <text:p text:style-name="P38">🖋️ <text:span text:style-name="T1">Créateur : </text:span><text:span text:style-name="T3">Axel MOURILLON</text:span><text:span text:style-name="T1"> – </text:span><text:span text:style-name="T3">Chef de projet</text:span></text:p>
      <text:p text:style-name="P38">📅 <text:span text:style-name="T1">Date de Création : </text:span><text:span text:style-name="T5">08</text:span><text:span text:style-name="T1">/</text:span><text:span text:style-name="T5">02</text:span><text:span text:style-name="T1">/</text:span><text:span text:style-name="T3">2025</text:span></text:p>
      <text:p text:style-name="P3"/>
      <text:p text:style-name="P33">Membres présents :</text:p>
      <text:section text:style-name="Sect2" text:name="Section1">
        <text:list text:style-name="L1">
          <text:list-item>
            <text:p text:style-name="P64">Loïs ALLAIRE<text:tab/><text:tab/>OUI</text:p>
          </text:list-item>
          <text:list-item>
            <text:p text:style-name="P64">Hugo CLAMOND<text:tab/>OUI</text:p>
          </text:list-item>
          <text:list-item>
            <text:p text:style-name="P64">Axel MOURILLON<text:tab/>OUI</text:p>
          </text:list-item>
          <text:list-item>
            <text:p text:style-name="P64">Arthur YANG<text:tab/><text:tab/>OUI</text:p>
          </text:list-item>
        </text:list>
      </text:section>
      <text:p text:style-name="P38"/>
      <text:section text:style-name="Sect2" text:name="Section2">
        <text:p text:style-name="P41"><draw:frame draw:style-name="fr2" draw:name="Image2" text:anchor-type="as-char" svg:y="-0.728cm" svg:width="5.89cm" svg:height="1.669cm" draw:z-index="13"><draw:image xlink:href="Pictures/10000001000001F50000008E5E7BEE69BAE74E54.png" xlink:type="simple" xlink:show="embed" xlink:actuate="onLoad" draw:mime-type="image/png"/></draw:frame></text:p>
        <text:p text:style-name="P36"><draw:frame draw:style-name="fr1" draw:name="Image3" text:anchor-type="as-char" svg:y="-0.466cm" svg:width="6.246cm" svg:height="1.725cm" draw:z-index="14"><draw:image xlink:href="Pictures/10000001000002030000007F431994E204D99CAF.png" xlink:type="simple" xlink:show="embed" xlink:actuate="onLoad" draw:mime-type="image/png"/></draw:frame></text:p>
      </text:section>
      <text:p text:style-name="P42"/>
      <text:table-of-content text:style-name="Sect3"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3" text:name="Table of Contents1_Head">
            <text:p text:style-name="P54">Table des matières</text:p>
          </text:index-title>
          <text:p text:style-name="P47"><text:a xlink:type="simple" xlink:href="#__RefHeading___Toc397_377169772" text:style-name="Index_20_Link" text:visited-style-name="Index_20_Link">Table des figures<text:tab/>1</text:a></text:p>
          <text:p text:style-name="P47"><text:a xlink:type="simple" xlink:href="#__RefHeading___Toc395_377169772" text:style-name="Index_20_Link" text:visited-style-name="Index_20_Link">I. Jalon 4 : script et support<text:tab/>2</text:a></text:p>
          <text:p text:style-name="P48"><text:a xlink:type="simple" xlink:href="#__RefHeading___Toc399_377169772" text:style-name="Index_20_Link" text:visited-style-name="Index_20_Link">A) Script<text:tab/>2</text:a></text:p>
          <text:p text:style-name="P48"><text:a xlink:type="simple" xlink:href="#__RefHeading___Toc399_377169772%20Copie%201" text:style-name="Index_20_Link" text:visited-style-name="Index_20_Link">B) Support de présentation<text:tab/>2</text:a></text:p>
          <text:p text:style-name="P48"><text:a xlink:type="simple" xlink:href="#__RefHeading___Toc399_377169772%20Copie%201%20Copie%202" text:style-name="Index_20_Link" text:visited-style-name="Index_20_Link">C) À faire<text:tab/>2</text:a></text:p>
          <text:p text:style-name="P47"><text:a xlink:type="simple" xlink:href="#__RefHeading___Toc395_377169772%20Copie%201" text:style-name="Index_20_Link" text:visited-style-name="Index_20_Link">II. Point d’étape : plan de déploiement<text:tab/>3</text:a></text:p>
          <text:p text:style-name="P48"><text:a xlink:type="simple" xlink:href="#__RefHeading___Toc399_377169772%20Copie%204" text:style-name="Index_20_Link" text:visited-style-name="Index_20_Link">A) En cours<text:tab/>3</text:a></text:p>
          <text:p text:style-name="P48"><text:a xlink:type="simple" xlink:href="#__RefHeading___Toc399_377169772%20Copie%201%20Copie%201" text:style-name="Index_20_Link" text:visited-style-name="Index_20_Link">B) A venir (court terme)<text:tab/>3</text:a></text:p>
          <text:p text:style-name="P47"><text:a xlink:type="simple" xlink:href="#__RefHeading___Toc395_377169772%20Copie%202" text:style-name="Index_20_Link" text:visited-style-name="Index_20_Link">III. Bilan mi-parcours<text:tab/>4</text:a></text:p>
          <text:p text:style-name="P48"><text:a xlink:type="simple" xlink:href="#__RefHeading___Toc399_377169772%20Copie%204%20Copie%201" text:style-name="Index_20_Link" text:visited-style-name="Index_20_Link">A) Recentrage nécessaire pour Wizards &amp; Dice<text:tab/>4</text:a></text:p>
          <text:p text:style-name="P48"><text:a xlink:type="simple" xlink:href="#__RefHeading___Toc399_377169772%20Copie%201%20Copie%201%20Copie%201" text:style-name="Index_20_Link" text:visited-style-name="Index_20_Link">B) Suggestions<text:tab/>4</text:a></text:p>
          <text:p text:style-name="P47"><text:a xlink:type="simple" xlink:href="#__RefHeading___Toc395_377169772%20Copie%202%20Copie%202" text:style-name="Index_20_Link" text:visited-style-name="Index_20_Link">Prochaine réunion<text:tab/>5</text:a></text:p>
          <text:p text:style-name="P48"><text:a xlink:type="simple" xlink:href="#__RefHeading___Toc399_377169772%20Copie%202%20Copie%202" text:style-name="Index_20_Link" text:visited-style-name="Index_20_Link">Date<text:tab/>5</text:a></text:p>
          <text:p text:style-name="P48"><text:a xlink:type="simple" xlink:href="#__RefHeading___Toc552_377169772%20Copie%201%20Copie%202" text:style-name="Index_20_Link" text:visited-style-name="Index_20_Link">Ordre du jour<text:tab/>5</text:a></text:p>
          <text:p text:style-name="P48"><text:a xlink:type="simple" xlink:href="#__RefHeading___Toc552_377169772%20Copie%201%20Copie%202%20Copie%201" text:style-name="Index_20_Link" text:visited-style-name="Index_20_Link">Devoirs<text:tab/>5</text:a></text:p>
        </text:index-body>
      </text:table-of-content>
      <text:p text:style-name="P3"/>
      <text:p text:style-name="P3"/>
      <text:p text:style-name="P3"/>
      <text:p text:style-name="P3"/>
      <text:p text:style-name="P3"/>
      <text:list xml:id="list1859089683" text:style-name="L2">
        <text:list-item>
          <text:p text:style-name="P55"><text:bookmark-start text:name="__RefHeading___Toc395_377169772"/>Jalon 4 : <text:span text:style-name="T15">s</text:span>cript et support<text:bookmark-end text:name="__RefHeading___Toc395_377169772"/></text:p>
        </text:list-item>
      </text:list>
      <text:p text:style-name="P4"/>
      <text:list xml:id="list1313407513" text:style-name="L3">
        <text:list-item>
          <text:p text:style-name="P58"><text:bookmark-start text:name="__RefHeading___Toc399_377169772"/>Script<text:bookmark-end text:name="__RefHeading___Toc399_377169772"/></text:p>
        </text:list-item>
      </text:list>
      <text:p text:style-name="P4"/>
      <text:p text:style-name="P13">Format guideline : idée principale à suivre, <text:span text:style-name="T16">pas d’obligation à faire du </text:span><text:span text:style-name="T23">faire </text:span><text:span text:style-name="T16">par cœurs</text:span></text:p>
      <text:p text:style-name="P15"/>
      <text:p text:style-name="P15">Ordre figé : Arthur &gt; Hugo &gt; Axel &gt; Loïs &gt; Arthur &gt; … </text:p>
      <text:p text:style-name="P17">⇒ Moins de charge mentale pour l’oral</text:p>
      <text:p text:style-name="P14"/>
      <text:p text:style-name="P14">Plan :</text:p>
      <text:list text:style-name="L4">
        <text:list-item>
          <text:p text:style-name="P65">Présentation globale</text:p>
        </text:list-item>
        <text:list-item>
          <text:p text:style-name="P65">Sécurisation / supervision </text:p>
        </text:list-item>
        <text:list-item>
          <text:p text:style-name="P65">Point tech<text:span text:style-name="T18">nique </text:span>/ avancement </text:p>
        </text:list-item>
        <text:list-item>
          <text:p text:style-name="P65">Plan<text:span text:style-name="T17">n</text:span>ing et orga<text:span text:style-name="T17">nisation </text:span></text:p>
        </text:list-item>
      </text:list>
      <text:p text:style-name="P5"/>
      <text:p text:style-name="P5"/>
      <text:list xml:id="list182648448549029" text:continue-list="list1313407513" text:style-name="L3">
        <text:list-item>
          <text:p text:style-name="P59"><text:bookmark-start text:name="__RefHeading___Toc399_377169772 Copie 1"/>Support <text:span text:style-name="T19">de présentation</text:span><text:bookmark-end text:name="__RefHeading___Toc399_377169772 Copie 1"/></text:p>
        </text:list-item>
      </text:list>
      <text:p text:style-name="P5"/>
      <text:p text:style-name="P18">Template préparé</text:p>
      <text:p text:style-name="P18"/>
      <text:p text:style-name="P18">F<text:span text:style-name="T25">aire des suggestions pour <text:s/></text:span>les parties du<text:span text:style-name="T25"> diapo</text:span></text:p>
      <text:p text:style-name="P16"/>
      <text:p text:style-name="P16"/>
      <text:list xml:id="list182647557538433" text:continue-numbering="true" text:style-name="L3">
        <text:list-item>
          <text:p text:style-name="P60"><text:bookmark-start text:name="__RefHeading___Toc399_377169772 Copie 1 Copie 2"/><text:span text:style-name="T20">À</text:span> faire <text:bookmark-end text:name="__RefHeading___Toc399_377169772 Copie 1 Copie 2"/></text:p>
        </text:list-item>
      </text:list>
      <text:p text:style-name="P9"/>
      <text:p text:style-name="P16">Hugo : copie <text:span text:style-name="T24">dans un archive </text:span>et m<text:span text:style-name="T24">ise </text:span>à j<text:span text:style-name="T24">our</text:span> de l’étude technique</text:p>
      <text:p text:style-name="P9"/>
      <text:p text:style-name="P49">Tout le monde : révision en vue des répétitions</text:p>
      <text:p text:style-name="P51">⇒ IMPORTANT : Faire des suggestions pour le diapo</text:p>
      <text:p text:style-name="P51"><text:tab/><text:span text:style-name="T26">MERCREDI 19/02 soir MAX</text:span></text:p>
      <text:p text:style-name="P50">⇒ Chacun reprend s<text:span text:style-name="T22">es</text:span> partie<text:span text:style-name="T23">s</text:span> et questionne/questionne les autres en cas de la moindre interrogation</text:p>
      <text:list text:style-name="L5">
        <text:list-item>
          <text:p text:style-name="P84">Répétition <text:span text:style-name="T27">script uniquement</text:span> : le <text:span text:style-name="T27">14</text:span>/02/2025 – <text:span text:style-name="T27">21h/21h30</text:span></text:p>
        </text:list-item>
        <text:list-item>
          <text:p text:style-name="P84">Répétition <text:span text:style-name="T27">complète</text:span> : le <text:span text:style-name="T27">16</text:span>/02/2025 – <text:span text:style-name="T27">14h30 </text:span></text:p>
        </text:list-item>
      </text:list>
      <text:p text:style-name="P39"/>
      <text:p text:style-name="P39"/>
      <text:list xml:id="list182647892104791" text:continue-list="list1859089683" text:style-name="L2">
        <text:list-item>
          <text:p text:style-name="P56"><text:bookmark-start text:name="__RefHeading___Toc395_377169772 Copie 1"/>Point d’étape : plan de déploiement <text:bookmark-end text:name="__RefHeading___Toc395_377169772 Copie 1"/></text:p>
        </text:list-item>
      </text:list>
      <text:p text:style-name="P6"/>
      <text:list xml:id="list182648771362431" text:continue-list="list182647557538433" text:style-name="L3">
        <text:list-item text:start-value="1">
          <text:p text:style-name="P61"><text:bookmark-start text:name="__RefHeading___Toc399_377169772 Copie 4"/>En cours<text:bookmark-end text:name="__RefHeading___Toc399_377169772 Copie 4"/></text:p>
        </text:list-item>
      </text:list>
      <text:p text:style-name="P5"/>
      <text:p text:style-name="P19"><text:span text:style-name="T34">Déploiement</text:span> des conteneurs des serveurs de log <text:span text:style-name="T33">(Loki)</text:span> et de monitoring <text:span text:style-name="T32">(Grafana)</text:span></text:p>
      <text:p text:style-name="P20">Communication entre les <text:span text:style-name="T31">serveurs de log </text:span>et de monitoring</text:p>
      <text:p text:style-name="P20"/>
      <text:p text:style-name="P20">Serveur Web : <text:span text:style-name="T34">déploiement de</text:span> WordPress et Apache2</text:p>
      <text:p text:style-name="P5"/>
      <text:p text:style-name="P21">Sauvegarde : <text:span text:style-name="T35">reconfiguration des datastores </text:span></text:p>
      <text:list text:style-name="L6">
        <text:list-item>
          <text:p text:style-name="P67">Backup des serveurs tous les jours : 19h &gt; passage à 3h </text:p>
        </text:list-item>
        <text:list-item>
          <text:p text:style-name="P67">Sauvegarde sur disque à samedi : 18h &gt; passage à 2h</text:p>
        </text:list-item>
        <text:list-item>
          <text:p text:style-name="P67">Job de vérification des sauvegardes tous les jours : 20h &gt; passage à 2h</text:p>
        </text:list-item>
      </text:list>
      <text:p text:style-name="P21"/>
      <text:p text:style-name="P22">Mise en place du bastion : <text:span text:style-name="T36">attention quelques particularités de manipulations</text:span></text:p>
      <text:p text:style-name="P5"/>
      <text:p text:style-name="P27">Charte graphique du site web : effectué</text:p>
      <text:p text:style-name="P28">⇒ Retouche en fonction de Wordpress</text:p>
      <text:p text:style-name="P29"/>
      <text:p text:style-name="P29">Annexes : <text:span text:style-name="T45">documents terminées</text:span></text:p>
      <text:list text:style-name="L7">
        <text:list-item>
          <text:p text:style-name="P68"><text:span text:style-name="T46">Closes sur la p</text:span>rotect<text:span text:style-name="T46">ion des</text:span> mineur<text:span text:style-name="T46">s</text:span></text:p>
        </text:list-item>
        <text:list-item>
          <text:p text:style-name="P68"><text:span text:style-name="T45">Dé</text:span>charge sur la propri<text:span text:style-name="T45">été</text:span> intellectuelle</text:p>
        </text:list-item>
        <text:list-item>
          <text:p text:style-name="P68"><text:span text:style-name="T46">P</text:span>olitique <text:span text:style-name="T46">de</text:span> cookie<text:span text:style-name="T46">s</text:span></text:p>
        </text:list-item>
        <text:list-item>
          <text:p text:style-name="P68"><text:span text:style-name="T46">P</text:span>olitique confidentialité</text:p>
        </text:list-item>
        <text:list-item>
          <text:p text:style-name="P69"><text:span text:style-name="T46">Synthèse de r</text:span>echerche <text:span text:style-name="T46">sur les </text:span>assurances responsa<text:span text:style-name="T46">bilité</text:span> civile</text:p>
        </text:list-item>
        <text:list-item>
          <text:p text:style-name="P69"><text:span text:style-name="T47">P</text:span>olitique de gestion de stock</text:p>
        </text:list-item>
        <text:list-item>
          <text:p text:style-name="P70"><text:span text:style-name="T47">R</text:span>egistre des sous-traitants</text:p>
          <text:p text:style-name="P71">⇒ Crédit à Arthur pour avoir fourni un travail conséquent pour soulager le groupe</text:p>
        </text:list-item>
      </text:list>
      <text:p text:style-name="P29"/>
      <text:list xml:id="list182648600375633" text:continue-list="list182648771362431" text:style-name="L3">
        <text:list-item>
          <text:p text:style-name="P61"><text:bookmark-start text:name="__RefHeading___Toc399_377169772 Copie 1 Copie 1"/>A venir (court terme)<text:bookmark-end text:name="__RefHeading___Toc399_377169772 Copie 1 Copie 1"/></text:p>
        </text:list-item>
      </text:list>
      <text:p text:style-name="P5"/>
      <text:p text:style-name="P23">LDAP – <text:span text:style-name="T38">Bastion en </text:span><text:span text:style-name="T37">HT</text:span><text:span text:style-name="T38">T</text:span><text:span text:style-name="T37">PS</text:span></text:p>
      <text:p text:style-name="P24">Intégration du bot au serveur DRYN</text:p>
      <text:p text:style-name="P25">Harmonisation <text:span text:style-name="T39">et rationalisation des job de sauvegardes / vérification</text:span></text:p>
      <text:p text:style-name="P5"/>
      <text:p text:style-name="P5"/>
      <text:p text:style-name="P4"/>
      <text:list xml:id="list182647640879185" text:continue-list="list182647892104791" text:style-name="L2">
        <text:list-item>
          <text:p text:style-name="P57"><text:bookmark-start text:name="__RefHeading___Toc395_377169772 Copie 2"/>Bilan mi-parcours<text:bookmark-end text:name="__RefHeading___Toc395_377169772 Copie 2"/></text:p>
        </text:list-item>
      </text:list>
      <text:p text:style-name="P7"/>
      <text:list xml:id="list182648226592203" text:continue-list="list182648600375633" text:style-name="L3">
        <text:list-item text:start-value="1">
          <text:p text:style-name="P62"><text:bookmark-start text:name="__RefHeading___Toc399_377169772 Copie 4 Copie 1"/>Recentrage nécessaire pour Wizards &amp; Dice<text:bookmark-end text:name="__RefHeading___Toc399_377169772 Copie 4 Copie 1"/></text:p>
        </text:list-item>
      </text:list>
      <text:p text:style-name="P7"/>
      <text:p text:style-name="P82">Note : ce qui est important ici sont les idées générales. Certains détails seront ajustement dans un futur proche</text:p>
      <text:p text:style-name="P12"><text:span text:style-name="T41"><text:tab/>Le projet a pas mal dévié du BUT central au sens académique : nous allons donc r</text:span>ecentr<text:span text:style-name="T41">er</text:span> <text:span text:style-name="T41">Wizards &amp; Dice sur ses aspects </text:span>tech<text:span text:style-name="T41">niques (particulièrement l’infrastructure et la diversité de fonctionnalité)</text:span></text:p>
      <text:p text:style-name="P72"><text:tab/>En plus de cela, le groupe à encaisser une trop lourde charge de travail depuis environ 2 semaine à 1 mois. Cela est principalement dû à une mauvaise répartition entre la charge de travail donnée par l’IUT et celle du projet tutoré </text:p>
      <text:p text:style-name="P12"><text:tab/><text:span text:style-name="T41">Pour rectifier ce problème, le groupe va profiter du recadrage technique du projet pour redéfinir les principes définissant les priorités des tâches. </text:span><text:span text:style-name="T42">Le but est de pouvoir abandonner, ou plutôt mettre "En attente" les tâches les moins importantes en cas de problèmes de temps. De plus, les tâches significatives et importante pour la complétion du projet devront être mieux mise en avant, et en général moins nombreuses.</text:span></text:p>
      <text:p text:style-name="P10"/>
      <text:p text:style-name="P7"/>
      <text:list xml:id="list182649062760237" text:continue-numbering="true" text:style-name="L3">
        <text:list-item>
          <text:p text:style-name="P63"><text:bookmark-start text:name="__RefHeading___Toc399_377169772 Copie 1 Copie 1 Copie 1"/>Suggestions<text:bookmark-end text:name="__RefHeading___Toc399_377169772 Copie 1 Copie 1 Copie 1"/></text:p>
        </text:list-item>
      </text:list>
      <text:p text:style-name="P7"/>
      <text:p text:style-name="P26"><text:span text:style-name="T43">Technique : </text:span>Automatisation d’inventaire de parc</text:p>
      <text:p text:style-name="P26"/>
      <text:p text:style-name="P31">Pour Loïs : <text:span text:style-name="T44">TÂCHE OPTIONNELLE NON RÉPERTORIÉE AILLEURS</text:span></text:p>
      <text:p text:style-name="P32">Entre ce jour (08/02/2025) et 2 à 4 semaines, proposer un projet annexe, qui viendrait en complément du projet principal et qui étofferait le côté technique.</text:p>
      <text:p text:style-name="P32">Le reste de l’équipe attend :</text:p>
      <text:list text:style-name="L8">
        <text:list-item>
          <text:p text:style-name="P85"><text:span text:style-name="T6">un planning donnant </text:span><text:span text:style-name="T8">vision sur le temps nécessaire</text:span><text:span text:style-name="T6"> à la réalisation du projet annexe</text:span></text:p>
        </text:list-item>
        <text:list-item>
          <text:p text:style-name="P85"><text:span text:style-name="T6">une feuille de route </text:span><text:span text:style-name="T8">identifiant les éléments</text:span><text:span text:style-name="T6"> à effectuer/créer/ configurer/etc,</text:span></text:p>
        </text:list-item>
        <text:list-item>
          <text:p text:style-name="P85"><text:span text:style-name="T6">une application claire et cohérente, répondant un </text:span><text:span text:style-name="T8">besoin</text:span><text:span text:style-name="T6"> </text:span><text:span text:style-name="T8">du projet principale</text:span><text:span text:style-name="T6"> ou </text:span><text:span text:style-name="T8">des clients</text:span><text:span text:style-name="T6"> finaux du projet</text:span></text:p>
        </text:list-item>
        <text:list-item>
          <text:p text:style-name="P86"><text:span text:style-name="T7">plusieurs</text:span><text:span text:style-name="T1"> possibilités de </text:span><text:span text:style-name="T7">niveau de réalisation</text:span><text:span text:style-name="T1"> (exemple : une niveau 0 tout juste fonctionnel ; un niveau 1 peu pratique ; <text:s/>un niveau 2 ergonomique)</text:span></text:p>
        </text:list-item>
        <text:list-item>
          <text:p text:style-name="P73">toute précision autre pertinente </text:p>
        </text:list-item>
      </text:list>
      <text:p text:style-name="P52"><text:span text:style-name="T1"><text:tab/>Le but est de répondre à un besoin technique du projet par nos moyens en restant suffisamment efficace (rapport </text:span><text:span text:style-name="T7">temps/effort investi &lt;=&gt; récompense</text:span><text:span text:style-name="T1"> à la complétion) pour que cela restent pertinent et ne nous rajoute pas une charge de travail trop conséquente ou peu pertinente (sachant que nous sommes déjà chargé).</text:span></text:p>
      <text:p text:style-name="P32"><text:tab/>Les idées qui ont été évoqué pendant la réunion parlent : d’Arduino ; de lien avec les stocks et les produits physiques</text:p>
      <text:p text:style-name="P52"><text:span text:style-name="T1">⇒ Si une proposition est faite, les membres du projet décideront ensemble de la marche à suivre. Si ce projet annexe est effectivement intégré : Loïs en obtiendra la responsabilité ; le projet annexe restant </text:span><text:span text:style-name="T7">secondaire</text:span><text:span text:style-name="T1"> au projet principal.</text:span></text:p>
      <text:p text:style-name="P7"/>
      <text:p text:style-name="P43"><text:bookmark-start text:name="__RefHeading___Toc395_377169772 Copie 2 Copie 2"/>Prochaine réunion<text:bookmark-end text:name="__RefHeading___Toc395_377169772 Copie 2 Copie 2"/></text:p>
      <text:p text:style-name="P8"/>
      <text:p text:style-name="P44"><text:bookmark-start text:name="__RefHeading___Toc399_377169772 Copie 2 Copie 2"/>Date<text:bookmark-end text:name="__RefHeading___Toc399_377169772 Copie 2 Copie 2"/></text:p>
      <text:p text:style-name="P8"/>
      <text:p text:style-name="P45"><text:span text:style-name="T40">Vendredi 14 février</text:span><text:span text:style-name="T12"> </text:span><text:span text:style-name="T13">2025</text:span><text:span text:style-name="T12">, </text:span><text:span text:style-name="T11">de </text:span><text:span text:style-name="T40">21</text:span><text:span text:style-name="T11">h à </text:span><text:span text:style-name="T40">22</text:span><text:span text:style-name="T11">h30</text:span></text:p>
      <text:p text:style-name="P8"/>
      <text:p text:style-name="P8"/>
      <text:p text:style-name="P44"><text:bookmark-start text:name="__RefHeading___Toc552_377169772 Copie 1 Copie 2"/>Ordre du jour<text:bookmark-end text:name="__RefHeading___Toc552_377169772 Copie 1 Copie 2"/></text:p>
      <text:p text:style-name="P8"/>
      <text:p text:style-name="P30">Répétition pour le jalon 4</text:p>
      <text:p text:style-name="P8"/>
      <text:p text:style-name="P8"/>
      <text:p text:style-name="P44"><text:bookmark-start text:name="__RefHeading___Toc552_377169772 Copie 1 Copie 2 Copie 1"/>Devoirs<text:bookmark-end text:name="__RefHeading___Toc552_377169772 Copie 1 Copie 2 Copie 1"/></text:p>
      <text:p text:style-name="P8"/>
      <text:p text:style-name="P11">Tout le monde :</text:p>
      <text:list text:style-name="L9">
        <text:list-header>
          <text:p text:style-name="P76">→ Pour le <text:span text:style-name="T28">mercredi </text:span><text:span text:style-name="T29">19/02</text:span><text:span text:style-name="T26"> soir </text:span><text:span text:style-name="T29">MAX</text:span><text:span text:style-name="T28">IMUM</text:span></text:p>
        </text:list-header>
        <text:list-item>
          <text:p text:style-name="P76">Faire des suggestions à Loïs pour étoffer le diaporama en fonction ce que chacun présente</text:p>
        </text:list-item>
        <text:list-item>
          <text:p text:style-name="P76"><text:span text:style-name="T21">Chacun </text:span>reprend ses parties et les apprend, sans hésiter à questionner les autres pour mieux appréhender les détails des sujets</text:p>
        </text:list-item>
      </text:list>
      <text:p text:style-name="P78">Loïs :<text:span text:style-name="T4"/></text:p>
      <text:list text:style-name="L10">
        <text:list-item>
          <text:p text:style-name="P79">Préparer le support de diapositive pour le jalon 4</text:p>
        </text:list-item>
        <text:list-item>
          <text:p text:style-name="P75">Tâche optionnelle d’élaboration d’un projet annexe</text:p>
        </text:list-item>
      </text:list>
      <text:p text:style-name="P11">Arthur :</text:p>
      <text:list text:style-name="L11">
        <text:list-item>
          <text:p text:style-name="P80">Avancer sur les tâches de déploiements, en répartition libre, dans le but de les avoir fini d’ici le 15/02/2025</text:p>
        </text:list-item>
      </text:list>
      <text:p text:style-name="P11">Hugo :</text:p>
      <text:list text:style-name="L12">
        <text:list-item>
          <text:p text:style-name="P81">Avancer sur les tâches de déploiements, en répartition libre, dans le but de les avoir fini d’ici le 15/02/2025</text:p>
        </text:list-item>
      </text:list>
      <text:p text:style-name="P11">Axel :</text:p>
      <text:list text:style-name="L13">
        <text:list-item>
          <text:p text:style-name="P77">Effectuer la réorganisation des tâches en accord avec le recadrage du projet</text:p>
        </text:list-item>
      </text:list>
      <text:p text:style-name="P8"/>
      <text:p text:style-name="P53"><text:span text:style-name="T48">Notes sur les devoirs</text:span> :</text:p>
      <text:list text:style-name="L14">
        <text:list-item>
          <text:p text:style-name="P87">Déploiement ≠ configuration : l’idée d’avoir déployé le conteneur/VM et son service, en ayant fait les mise à jours et les configurations <text:span text:style-name="T28">nécessaires</text:span> au déploiement pour que les configuration puissent être faite par la suite</text:p>
        </text:list-item>
        <text:list-item>
          <text:p text:style-name="P88">Cette sem<text:span text:style-name="T49">aine est plus "légère" (dans les limites de l’IUT), faites ce qu’il vous plaît ou continuer à travailler sur le projet. Si vous travaillez sur des tâches qui ne vous sont pas non assignés, il est fortement apprécié d’</text:span><text:span text:style-name="T50">en </text:span><text:span text:style-name="T30">informer clairement</text:span><text:span text:style-name="T49"> le chef de projet (pour adapter le planning au cours de la réorganisation de celui-ci)</text:span></text:p>
        </text:list-item>
      </text:list>
      <text:p text:style-name="P40"/>
      <text:p text:style-name="P40"/>
      <text:p text:style-name="P40"/>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6004df"/>
    </style:style>
    <style:style style:name="MP2" style:family="paragraph" style:parent-style-name="Standard">
      <style:text-properties style:font-name="Georgia" officeooo:rsid="003454c2" officeooo:paragraph-rsid="006004df" style:font-name-asian="Georgia1" style:font-name-complex="Georgia1"/>
    </style:style>
    <style:style style:name="MP3" style:family="paragraph" style:parent-style-name="Standard">
      <style:paragraph-properties fo:margin-left="0cm" fo:margin-right="0cm" fo:text-align="end" style:justify-single-word="false"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Georgia" officeooo:rsid="006004df" style:font-name-asian="Georgia1" style:font-name-complex="Georgia1"/>
    </style:style>
    <style:style style:name="MT2" style:family="text">
      <style:text-properties style:font-name="Georgia" style:font-name-asian="Georgia1" style:font-name-complex="Georgia1"/>
    </style:style>
    <style:style style:name="MT3" style:family="text">
      <style:text-properties officeooo:rsid="003812f9"/>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1" fo:column-gap="0cm"/>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section text:style-name="MSect1" text:name="Section3">
          <text:p text:style-name="MP1"><text:span text:style-name="MT1">W</text:span><text:span text:style-name="MT2">izards &amp; Dice</text:span><draw:frame draw:style-name="Mfr1" draw:name="image3.png" text:anchor-type="char" svg:x="10.515cm" svg:y="-0.912cm" svg:width="7.555cm" svg:height="1.857cm" draw:z-index="2"><draw:image xlink:href="Pictures/10000000000004030000011A2B7FA017DDC64D01.png" xlink:type="simple" xlink:show="embed" xlink:actuate="onLoad" draw:mime-type="image/png"/></draw:frame></text:p>
          <text:p text:style-name="MP2">Jalon 4 et bilan de mi-parcours</text:p>
        </text:section>
      </style:header>
      <style:footer>
        <text:p text:style-name="MP3"><draw:frame draw:style-name="Mfr2" draw:name="image4.png" text:anchor-type="char" svg:x="-1.154cm" svg:y="-0.46cm" svg:width="11.947cm" svg:height="1.891cm" draw:z-index="7"><draw:image xlink:href="Pictures/100000000000044E000000ADE9B20DD971A4C636.png" xlink:type="simple" xlink:show="embed" xlink:actuate="onLoad" draw:mime-type="image/png"/></draw:frame><text:page-number text:select-page="current">5</text:page-number><text:s/>/ <text:span text:style-name="MT3">5</text:span></text:p>
      </style:footer>
    </style:master-page>
    <style:master-page style:name="First_20_Page" style:display-name="First Page" style:page-layout-name="Mpm1" draw:style-name="Mdp1" style:next-style-name="Standard">
      <style:header>
        <text:p text:style-name="MP4"><draw:frame draw:style-name="Mfr3" draw:name="image7.png" text:anchor-type="char" svg:x="-6.853cm" svg:y="-1.27cm" svg:width="27.293cm" svg:height="14.406cm" draw:z-index="0"><draw:image xlink:href="Pictures/10000001000005FE0000033D2BE6EF261FCC57AD.png" xlink:type="simple" xlink:show="embed" xlink:actuate="onLoad" draw:mime-type="image/png"/></draw:frame><draw:frame draw:style-name="Mfr4" draw:name="image5.png" text:anchor-type="char" svg:x="2.731cm" svg:y="-0.406cm" svg:width="10.894cm" svg:height="12.24cm" draw:z-index="1"><draw:image xlink:href="Pictures/10000001000002E40000031E536CDD6932654004.png" xlink:type="simple" xlink:show="embed" xlink:actuate="onLoad" draw:mime-type="image/png"/></draw:frame></text:p>
      </style:header>
      <style:footer>
        <text:p text:style-name="MP5"/>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2-08T18:19:14.457000000</dc:date>
    <meta:editing-duration>PT5H57M34S</meta:editing-duration>
    <meta:editing-cycles>124</meta:editing-cycles>
    <meta:print-date>2025-01-02T09:51:38.559000000</meta:print-date>
    <meta:printed-by>Fichiers PDF</meta:printed-by>
    <meta:document-statistic meta:table-count="0" meta:image-count="7" meta:object-count="0" meta:page-count="7" meta:paragraph-count="117" meta:word-count="1110" meta:character-count="6391" meta:non-whitespace-character-count="5415"/>
  </office:meta>
</office:document-meta>
</file>